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572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10.3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9.37cm"/>
    </style:style>
    <style:style style:name="co8" style:family="table-column">
      <style:table-column-properties fo:break-before="auto" style:column-width="5.398cm"/>
    </style:style>
    <style:style style:name="co9" style:family="table-column">
      <style:table-column-properties fo:break-before="auto" style:column-width="0.474cm"/>
    </style:style>
    <style:style style:name="co10" style:family="table-column">
      <style:table-column-properties fo:break-before="auto" style:column-width="2.16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12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2.884cm" fo:break-before="auto" style:use-optimal-row-height="false"/>
    </style:style>
    <style:style style:name="ro14" style:family="table-row">
      <style:table-row-properties style:row-height="1.005cm" fo:break-before="auto" style:use-optimal-row-height="false"/>
    </style:style>
    <style:style style:name="ro15" style:family="table-row">
      <style:table-row-properties style:row-height="0.766cm" fo:break-before="page" style:use-optimal-row-height="true"/>
    </style:style>
    <style:style style:name="ro16" style:family="table-row">
      <style:table-row-properties style:row-height="0.452cm" fo:break-before="page" style:use-optimal-row-height="true"/>
    </style:style>
    <style:style style:name="ta1" style:family="table" style:master-page-name="PageStyle_5f_Pro_20_avec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0.088cm solid #3a3935" fo:border-right="none" style:rotation-align="none" fo:border-top="none"/>
      <style:text-properties style:font-name="DejaVu Serif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font-name="DejaVu Serif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2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9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3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fo:border-bottom="0.035cm solid #3a3935" style:diagonal-bl-tr="none" style:diagonal-tl-br="none" style:text-align-source="fix" style:repeat-content="false" fo:border-left="0.088cm solid #3a3935" fo:border-right="0.035cm solid #3a3935" style:rotation-align="none" fo:border-top="none" style:vertical-align="middle"/>
      <style:paragraph-properties fo:text-align="center"/>
      <style:text-properties style:font-name="DejaVu Serif"/>
    </style:style>
    <style:style style:name="ce32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0.035cm solid #3a3935" style:rotation-align="none" fo:border-top="none"/>
      <style:text-properties style:font-name="DejaVu Serif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4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3a3935" style:direction="ltr" fo:border-right="0.088cm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4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5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7" style:family="table-cell" style:parent-style-name="Default">
      <style:table-cell-properties fo:border-bottom="0.088cm solid #3a3935" style:diagonal-bl-tr="none" style:diagonal-tl-br="none" fo:background-color="transparent" fo:border-left="none" fo:border-right="0.088cm solid #3a3935" style:rotation-align="none" fo:border-top="0.088cm solid #3a3935"/>
      <style:text-properties style:font-name="DejaVu Serif"/>
    </style:style>
    <style:style style:name="ce4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Pro avec mdp'.C23"/>
      <style:map style:condition="is-true-formula(LEN( [.C23])&lt;=120)" style:apply-style-name="texte_5f_9pt" style:base-cell-address="'Pro avec mdp'.C23"/>
      <style:map style:condition="is-true-formula(LEN( [.C23])&gt;120)" style:apply-style-name="texte_5f_7pt" style:base-cell-address="'Pro avec mdp'.C23"/>
    </style:style>
    <style:style style:name="ce49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5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62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63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none" style:rotation-align="none" fo:border-top="none"/>
      <style:text-properties style:font-name="DejaVu Serif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6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7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7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fo:border-bottom="0.088cm solid #3a3935" style:diagonal-bl-tr="none" style:diagonal-tl-br="none" fo:background-color="transparent" fo:border-left="none" fo:border-right="0.088cm solid #3a3935" style:rotation-align="none" fo:border-top="none"/>
      <style:text-properties style:font-name="DejaVu Serif"/>
    </style:style>
    <style:style style:name="ce7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>
      <style:table-cell-properties fo:background-color="transparent" style:vertical-align="automatic"/>
      <style:text-properties style:font-name="DejaVu Serif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5" style:family="table-cell" style:parent-style-name="Default">
      <style:text-properties style:font-name="DejaVu Serif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87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DejaVu Serif"/>
    </style:style>
    <style:style style:name="ce8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vec mdp'.C11"/>
      <style:map style:condition="is-true-formula(LEN( [.C11])&lt;=120)" style:apply-style-name="texte_5f_9pt" style:base-cell-address="'Pro avec mdp'.C11"/>
      <style:map style:condition="is-true-formula(LEN( [.C11])&gt;120)" style:apply-style-name="texte_5f_7pt" style:base-cell-address="'Pro avec mdp'.C11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0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6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7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8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vec mdp" table:style-name="ta1" table:print-ranges="'Pro avec mdp'.A1:'Pro avec mdp'.G1048576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102"/>
        <table:table-column table:style-name="co9" table:default-cell-style-name="ce102"/>
        <table:table-column table:style-name="co10" table:number-columns-repeated="1015" table:default-cell-style-name="ce102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79"/>
          <table:table-cell table:style-name="ce21" office:value-type="string">
            <text:p>SESSION 2010</text:p>
          </table:table-cell>
          <table:table-cell table:style-name="ce101" table:number-columns-spanned="2" table:number-rows-spanned="1"/>
          <table:covered-table-cell table:style-name="ce111"/>
          <table:table-cell table:style-name="ce112" table:number-columns-repeated="1015"/>
        </table:table-row>
        <table:table-row table:style-name="ro2">
          <table:table-cell table:style-name="ce2" office:value-type="string" table:number-columns-spanned="5" table:number-rows-spanned="1">
            <text:p>Série professionnelle <text:span text:style-name="T1">avec</text:span><text:span text:style-name="T2"> module Découverte Professionnelle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3"> </text:span><text:span text:style-name="T4">[eleves.acad]</text:span></text:p>
          </table:table-cell>
          <table:table-cell table:style-name="ce22" office:value-type="string" table:number-columns-spanned="4" table:number-rows-spanned="1">
            <text:p>ETABLISSEMENT FREQUENTE</text:p>
          </table:table-cell>
          <table:covered-table-cell table:style-name="ce37"/>
          <table:covered-table-cell table:style-name="ce37"/>
          <table:covered-table-cell table:style-name="ce64"/>
          <table:table-cell table:number-columns-repeated="1019"/>
        </table:table-row>
        <table:table-row table:style-name="ro4">
          <table:table-cell table:style-name="ce4" office:value-type="string">
            <text:p>Département : [eleves.departe]</text:p>
          </table:table-cell>
          <table:table-cell table:style-name="ce23" office:value-type="string" table:number-columns-spanned="4" table:number-rows-spanned="1">
            <text:p>[eleves.ecole]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1019"/>
        </table:table-row>
        <table:table-row table:style-name="ro5">
          <table:table-cell table:style-name="ce5" office:value-type="string">
            <text:p>Nom : [eleves.nom]</text:p>
          </table:table-cell>
          <table:table-cell table:style-name="ce23" office:value-type="string" table:number-columns-spanned="4" table:number-rows-spanned="1">
            <text:p>[eleves.adresse1]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1019"/>
        </table:table-row>
        <table:table-row table:style-name="ro5">
          <table:table-cell table:style-name="ce5" office:value-type="string">
            <text:p>Prénoms : [eleves.prenom]</text:p>
          </table:table-cell>
          <table:table-cell table:style-name="ce23" office:value-type="string" table:number-columns-spanned="4" table:number-rows-spanned="1">
            <text:p>[eleves.adresse2]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1019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23" office:value-type="string" table:number-columns-spanned="4" table:number-rows-spanned="1">
            <text:p>[eleves.codeposte] [eleves.commune]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3"/>
          <table:table-cell table:style-name="ce107"/>
          <table:table-cell table:number-columns-repeated="1015"/>
        </table:table-row>
        <table:table-row table:style-name="ro5">
          <table:table-cell table:style-name="ce5" office:value-type="string">
            <text:p>À : <text:s/>[eleves.lieu_nais]</text:p>
          </table:table-cell>
          <table:table-cell table:style-name="ce24" table:number-columns-spanned="4" table:number-rows-spanned="1"/>
          <table:covered-table-cell table:style-name="ce39"/>
          <table:covered-table-cell table:style-name="ce39"/>
          <table:covered-table-cell table:style-name="ce66"/>
          <table:table-cell table:number-columns-repeated="3"/>
          <table:table-cell table:style-name="ce107"/>
          <table:table-cell table:number-columns-repeated="1015"/>
        </table:table-row>
        <table:table-row table:style-name="ro6">
          <table:table-cell table:style-name="ce6"/>
          <table:table-cell table:style-name="ce25" office:value-type="string" table:number-columns-spanned="4" table:number-rows-spanned="1">
            <text:p>Classe de 3<text:span text:style-name="T9">ème</text:span></text:p>
          </table:table-cell>
          <table:covered-table-cell table:style-name="ce40"/>
          <table:covered-table-cell table:style-name="ce53"/>
          <table:covered-table-cell table:style-name="ce67"/>
          <table:table-cell table:number-columns-repeated="1019"/>
        </table:table-row>
        <table:table-row table:style-name="ro7">
          <table:table-cell table:style-name="ce7" office:value-type="string">
            <text:p>DISCIPLINES</text:p>
          </table:table-cell>
          <table:table-cell table:style-name="ce26" office:value-type="string" table:number-columns-spanned="1" table:number-rows-spanned="2">
            <text:p>Note moyenne de la classe</text:p>
          </table:table-cell>
          <table:table-cell table:style-name="ce41" office:value-type="string">
            <text:p>APPRECIATIONS DES PROFESSEURS</text:p>
          </table:table-cell>
          <table:table-cell table:style-name="ce54" office:value-type="string" table:number-columns-spanned="2" table:number-rows-spanned="2">
            <text:p>Note moyenne de l'élève </text:p>
          </table:table-cell>
          <table:covered-table-cell table:style-name="ce68"/>
          <table:table-cell table:number-columns-repeated="1019"/>
        </table:table-row>
        <table:table-row table:style-name="ro8">
          <table:table-cell table:style-name="ce8"/>
          <table:covered-table-cell table:style-name="ce27"/>
          <table:table-cell table:style-name="ce42"/>
          <table:covered-table-cell table:style-name="ce55"/>
          <table:covered-table-cell table:style-name="ce69"/>
          <table:table-cell table:number-columns-repeated="1019"/>
        </table:table-row>
        <table:table-row table:style-name="ro3">
          <table:table-cell table:style-name="ce9" office:value-type="string">
            <text:p>Français</text:p>
          </table:table-cell>
          <table:table-cell table:style-name="ce28" office:value-type="string">
            <text:p>[eleves.101.3] /20</text:p>
          </table:table-cell>
          <table:table-cell table:style-name="ce43" office:value-type="string">
            <text:p>[eleves.101.4]</text:p>
          </table:table-cell>
          <table:table-cell table:style-name="ce56" office:value-type="string" table:number-columns-spanned="2" table:number-rows-spanned="1">
            <text:p>[eleves.101.1] /20</text:p>
          </table:table-cell>
          <table:covered-table-cell table:style-name="ce70"/>
          <table:table-cell table:style-name="ce80" office:value-type="string" table:number-columns-spanned="2" table:number-rows-spanned="1">
            <text:p>Brevet Informatique et Internet <text:s text:c="3"/>B2I</text:p>
          </table:table-cell>
          <table:covered-table-cell table:style-name="ce89"/>
          <table:table-cell table:style-name="ce103"/>
          <table:table-cell table:number-columns-repeated="1016"/>
        </table:table-row>
        <table:table-row table:style-name="ro9">
          <table:table-cell table:style-name="ce9" office:value-type="string">
            <text:p>Mathématiques</text:p>
          </table:table-cell>
          <table:table-cell table:style-name="ce28" office:value-type="string">
            <text:p>[eleves.102.3] /20</text:p>
          </table:table-cell>
          <table:table-cell table:style-name="ce44" office:value-type="string">
            <text:p>[eleves.102.4]</text:p>
          </table:table-cell>
          <table:table-cell table:style-name="ce56" office:value-type="string" table:number-columns-spanned="2" table:number-rows-spanned="1">
            <text:p>[eleves.102.1] /20</text:p>
          </table:table-cell>
          <table:covered-table-cell table:style-name="ce70"/>
          <table:table-cell table:style-name="ce81" office:value-type="string">
            <text:p>[eleves.114.0;if [val]='MS';then 'X';else 'O'] </text:p>
          </table:table-cell>
          <table:table-cell table:style-name="ce90" office:value-type="string">
            <text:p>MS <text:span text:style-name="T10">Maîtrise du socle commun</text:span></text:p>
          </table:table-cell>
          <table:table-cell table:style-name="ce104"/>
          <table:table-cell table:number-columns-repeated="1016"/>
        </table:table-row>
        <table:table-row table:style-name="ro9">
          <table:table-cell table:style-name="ce10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table:style-name="ce28" office:value-type="string">
            <text:p>[eleves.103.3] /20</text:p>
          </table:table-cell>
          <table:table-cell table:style-name="ce45" office:value-type="string">
            <text:p>[eleves.103.4]</text:p>
          </table:table-cell>
          <table:table-cell table:style-name="ce56" office:value-type="string" table:number-columns-spanned="2" table:number-rows-spanned="1">
            <text:p>[eleves.103.1] /20</text:p>
          </table:table-cell>
          <table:covered-table-cell table:style-name="ce71"/>
          <table:table-cell table:style-name="ce81" office:value-type="string">
            <text:p>[eleves.114.0;if [val]='ME';then 'X';else 'O ']</text:p>
          </table:table-cell>
          <table:table-cell table:style-name="ce90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style-name="ce104"/>
          <table:table-cell table:number-columns-repeated="1016"/>
        </table:table-row>
        <table:table-row table:style-name="ro9">
          <table:covered-table-cell table:style-name="ce11"/>
          <table:table-cell table:style-name="ce28" office:value-type="string">
            <text:p>[eleves.104.3] /20</text:p>
          </table:table-cell>
          <table:table-cell table:style-name="ce45" office:value-type="string">
            <text:p>[eleves.104.4]</text:p>
          </table:table-cell>
          <table:table-cell table:style-name="ce56" office:value-type="string" table:number-columns-spanned="2" table:number-rows-spanned="1">
            <text:p>[eleves.104.1] /20</text:p>
          </table:table-cell>
          <table:covered-table-cell table:style-name="ce71"/>
          <table:table-cell table:style-name="ce82"/>
          <table:table-cell table:style-name="ce36"/>
          <table:table-cell table:style-name="ce104"/>
          <table:table-cell table:number-columns-repeated="1016"/>
        </table:table-row>
        <table:table-row table:style-name="ro9">
          <table:table-cell table:style-name="ce9" office:value-type="string">
            <text:p>Prévention Santé Environnement</text:p>
          </table:table-cell>
          <table:table-cell table:style-name="ce28" office:value-type="string">
            <text:p>[eleves.105.3] /20</text:p>
          </table:table-cell>
          <table:table-cell table:style-name="ce45" office:value-type="string">
            <text:p>[eleves.105.4]</text:p>
          </table:table-cell>
          <table:table-cell table:style-name="ce56" office:value-type="string" table:number-columns-spanned="2" table:number-rows-spanned="1">
            <text:p>[eleves.105.1] /20</text:p>
          </table:table-cell>
          <table:covered-table-cell table:style-name="ce71"/>
          <table:table-cell table:style-name="ce83"/>
          <table:table-cell table:style-name="ce91" office:value-type="string">
            <text:p>Évaluation du Niveau A2 en LVE</text:p>
          </table:table-cell>
          <table:table-cell table:style-name="ce104"/>
          <table:table-cell table:number-columns-repeated="1016"/>
        </table:table-row>
        <table:table-row table:style-name="ro9">
          <table:table-cell table:style-name="ce9" office:value-type="string">
            <text:p>Education Physique et Sportive</text:p>
          </table:table-cell>
          <table:table-cell table:style-name="ce28" office:value-type="string">
            <text:p>[eleves.106.3] /20</text:p>
          </table:table-cell>
          <table:table-cell table:style-name="ce45" office:value-type="string">
            <text:p>[eleves.106.4]</text:p>
          </table:table-cell>
          <table:table-cell table:style-name="ce56" office:value-type="string" table:number-columns-spanned="2" table:number-rows-spanned="1">
            <text:p>[eleves.106.1] /20</text:p>
          </table:table-cell>
          <table:covered-table-cell table:style-name="ce71"/>
          <table:table-cell/>
          <table:table-cell table:style-name="ce92" office:value-type="string">
            <text:p>(non évalué si choix <text:s/>= Sciences Physiques)</text:p>
          </table:table-cell>
          <table:table-cell table:style-name="ce104"/>
          <table:table-cell table:number-columns-repeated="1016"/>
        </table:table-row>
        <table:table-row table:style-name="ro9">
          <table:table-cell table:style-name="ce10" office:value-type="string">
            <text:p>Education Artistique</text:p>
          </table:table-cell>
          <table:table-cell table:style-name="ce28" office:value-type="string">
            <text:p>[eleves.107.3] /20</text:p>
          </table:table-cell>
          <table:table-cell table:style-name="ce45" office:value-type="string">
            <text:p>[eleves.107.4]</text:p>
          </table:table-cell>
          <table:table-cell table:style-name="ce56" office:value-type="string" table:number-columns-spanned="2" table:number-rows-spanned="1">
            <text:p>[eleves.107.1] /20</text:p>
          </table:table-cell>
          <table:covered-table-cell table:style-name="ce71"/>
          <table:table-cell table:style-name="ce81" office:value-type="string">
            <text:p>[eleves.115.0;if [val]='MS';then 'X';else 'O']</text:p>
          </table:table-cell>
          <table:table-cell table:style-name="ce93" office:value-type="string">
            <text:p>MS <text:span text:style-name="T10">Maîtrise du socle commun</text:span></text:p>
          </table:table-cell>
          <table:table-cell table:style-name="ce105"/>
          <table:table-cell table:number-columns-repeated="1016"/>
        </table:table-row>
        <table:table-row table:style-name="ro9">
          <table:table-cell table:style-name="ce9" office:value-type="string">
            <text:p>Technologie</text:p>
          </table:table-cell>
          <table:table-cell table:style-name="ce28" office:value-type="string">
            <text:p>[eleves.108.3] /20</text:p>
          </table:table-cell>
          <table:table-cell table:style-name="ce45" office:value-type="string">
            <text:p>[eleves.108.4]</text:p>
          </table:table-cell>
          <table:table-cell table:style-name="ce56" office:value-type="string" table:number-columns-spanned="2" table:number-rows-spanned="1">
            <text:p>[eleves.108.1] /40</text:p>
          </table:table-cell>
          <table:covered-table-cell table:style-name="ce71"/>
          <table:table-cell table:style-name="ce81" office:value-type="string">
            <text:p>[eleves.115.0;if [val]='ME';then 'X';else 'O']</text:p>
          </table:table-cell>
          <table:table-cell table:style-name="ce93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style-name="ce106"/>
          <table:table-cell table:number-columns-repeated="1016"/>
        </table:table-row>
        <table:table-row table:style-name="ro9">
          <table:table-cell table:style-name="ce9" office:value-type="string">
            <text:p>Découverte Professionnelle (6h)</text:p>
          </table:table-cell>
          <table:table-cell table:style-name="ce28" office:value-type="string">
            <text:p>[eleves.111.3] /20</text:p>
          </table:table-cell>
          <table:table-cell table:style-name="ce45" office:value-type="string">
            <text:p>[eleves.111.4]</text:p>
          </table:table-cell>
          <table:table-cell table:style-name="ce56" office:value-type="string" table:number-columns-spanned="2" table:number-rows-spanned="1">
            <text:p>[eleves.111.1] /60</text:p>
          </table:table-cell>
          <table:covered-table-cell table:style-name="ce71"/>
          <table:table-cell/>
          <table:table-cell table:style-name="ce94"/>
          <table:table-cell table:style-name="ce107"/>
          <table:table-cell table:number-columns-repeated="1016"/>
        </table:table-row>
        <table:table-row table:style-name="ro9">
          <table:table-cell table:style-name="ce9" office:value-type="string">
            <text:p>Note de vie scolaire</text:p>
          </table:table-cell>
          <table:table-cell table:style-name="ce28" office:value-type="string">
            <text:p>[eleves.112.3] /20</text:p>
          </table:table-cell>
          <table:table-cell table:style-name="ce45" office:value-type="string">
            <text:p>[eleves.112.4]</text:p>
          </table:table-cell>
          <table:table-cell table:style-name="ce56" office:value-type="string" table:number-columns-spanned="2" table:number-rows-spanned="1">
            <text:p>[eleves.112.1] /20</text:p>
          </table:table-cell>
          <table:covered-table-cell table:style-name="ce71"/>
          <table:table-cell table:style-name="ce84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5"/>
          <table:table-cell table:style-name="ce107"/>
          <table:table-cell table:number-columns-repeated="1016"/>
        </table:table-row>
        <table:table-row table:style-name="ro9">
          <table:table-cell table:style-name="ce12" office:value-type="string">
            <text:p>Option facultative : <text:span text:style-name="T7">histoire des arts</text:span></text:p>
          </table:table-cell>
          <table:table-cell table:style-name="ce29" office:value-type="string">
            <text:p>[eleves.118.3] /20</text:p>
          </table:table-cell>
          <table:table-cell table:style-name="ce46" office:value-type="string">
            <text:p><text:s/>[eleves.118.4]</text:p>
          </table:table-cell>
          <table:table-cell table:style-name="ce57" office:value-type="string" table:number-columns-spanned="2" table:number-rows-spanned="1">
            <text:p>[eleves.118.0]pts*</text:p>
          </table:table-cell>
          <table:covered-table-cell table:style-name="ce72"/>
          <table:table-cell table:style-name="ce85"/>
          <table:table-cell table:style-name="ce96" office:value-type="string">
            <text:p>[eleves.130.1]</text:p>
          </table:table-cell>
          <table:table-cell table:style-name="ce107"/>
          <table:table-cell table:number-columns-repeated="1016"/>
        </table:table-row>
        <table:table-row table:style-name="ro10">
          <table:table-cell table:style-name="ce13" office:value-type="string">
            <text:p><text:s text:c="15"/>à titre indicatif</text:p>
          </table:table-cell>
          <table:table-cell table:style-name="ce30"/>
          <table:table-cell table:style-name="ce47"/>
          <table:table-cell table:style-name="ce58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73"/>
          <table:table-cell table:style-name="ce86" office:value-type="string">
            <text:p>[eleves.130.0;if [val]='';then '';if [val]='VA';then 'X';else 'O']</text:p>
          </table:table-cell>
          <table:table-cell table:style-name="ce97" office:value-type="string">
            <text:p><text:span text:style-name="T13">[eleves.130.0;if [val]='';then '';else '</text:span><text:span text:style-name="T14">VA</text:span><text:span text:style-name="T15"> : Niveau A2 de langue régionale validé</text:span><text:span text:style-name="T13">']</text:span></text:p>
          </table:table-cell>
          <table:table-cell table:number-columns-repeated="1017"/>
        </table:table-row>
        <table:table-row table:style-name="ro11">
          <table:table-cell table:style-name="ce9" office:value-type="string">
            <text:p><text:s text:c="2"/>Histoire-Géographie</text:p>
          </table:table-cell>
          <table:table-cell table:style-name="ce31" office:value-type="string" table:number-columns-spanned="1" table:number-rows-spanned="2">
            <text:p>[eleves.121.3] /20</text:p>
          </table:table-cell>
          <table:table-cell table:style-name="ce48" office:value-type="string" table:number-columns-spanned="1" table:number-rows-spanned="2">
            <text:p>[eleves.121.4]</text:p>
          </table:table-cell>
          <table:table-cell table:style-name="ce59" office:value-type="string" table:number-columns-spanned="2" table:number-rows-spanned="2">
            <text:p>[eleves.121.0]</text:p>
          </table:table-cell>
          <table:covered-table-cell table:style-name="ce74"/>
          <table:table-cell table:style-name="ce86" office:value-type="string">
            <text:p>[eleves.130.0;if [val]='';then '';if [val]='NV';then 'X';else 'O']</text:p>
          </table:table-cell>
          <table:table-cell table:style-name="ce98" office:value-type="string">
            <text:p><text:span text:style-name="T16">[eleves.130.0;if [val]='';then '';else '</text:span><text:span text:style-name="T17">NV</text:span><text:span text:style-name="T18"> : Niveau A2 de langue régionale non validé</text:span><text:span text:style-name="T16">']</text:span></text:p>
          </table:table-cell>
          <table:table-cell table:style-name="ce108"/>
          <table:table-cell table:style-name="ce109" table:number-columns-repeated="5"/>
          <table:table-cell table:number-columns-repeated="1011"/>
        </table:table-row>
        <table:table-row table:style-name="ro11">
          <table:table-cell table:style-name="ce14" office:value-type="string">
            <text:p><text:s text:c="2"/>Education Civique</text:p>
          </table:table-cell>
          <table:covered-table-cell table:style-name="ce32"/>
          <table:covered-table-cell table:style-name="ce49"/>
          <table:covered-table-cell table:style-name="ce60"/>
          <table:covered-table-cell table:style-name="ce75"/>
          <table:table-cell table:style-name="ce87" table:number-columns-repeated="2"/>
          <table:table-cell table:style-name="ce109" table:number-columns-repeated="6"/>
          <table:table-cell table:number-columns-repeated="1011"/>
        </table:table-row>
        <table:table-row table:style-name="ro12">
          <table:table-cell table:style-name="ce15" office:value-type="string" table:number-columns-spanned="3" table:number-rows-spanned="2">
            <text:p><text:span text:style-name="T8">Avis du Chef d'Etablissement :</text:span> [eleves.appreciation]</text:p>
          </table:table-cell>
          <table:covered-table-cell table:style-name="ce33"/>
          <table:covered-table-cell table:style-name="ce50"/>
          <table:table-cell table:style-name="ce61" office:value-type="string" table:number-columns-spanned="2" table:number-rows-spanned="2">
            <text:p>DECISION</text:p>
            <text:p>[eleves.decision]</text:p>
          </table:table-cell>
          <table:covered-table-cell table:style-name="ce76"/>
          <table:table-cell table:style-name="ce88"/>
          <table:table-cell table:style-name="ce99" office:value-type="string" table:number-columns-spanned="1" table:number-rows-spanned="3">
            <text:p>Joindre la feuille de position B2I et la fiche <text:s/>d'évaluation niveau A2</text:p>
          </table:table-cell>
          <table:table-cell table:style-name="ce110" table:number-columns-repeated="1017"/>
        </table:table-row>
        <table:table-row table:style-name="ro13" table:visibility="collapse">
          <table:covered-table-cell table:style-name="ce16"/>
          <table:covered-table-cell table:style-name="ce34"/>
          <table:covered-table-cell table:style-name="ce51"/>
          <table:covered-table-cell table:style-name="ce62"/>
          <table:covered-table-cell table:style-name="ce77"/>
          <table:table-cell table:style-name="ce88"/>
          <table:covered-table-cell table:style-name="ce100"/>
          <table:table-cell table:style-name="ce110" table:number-columns-repeated="1017"/>
        </table:table-row>
        <table:table-row table:style-name="ro6">
          <table:table-cell table:style-name="ce17"/>
          <table:table-cell table:style-name="ce35"/>
          <table:table-cell table:style-name="ce52"/>
          <table:table-cell table:style-name="ce63"/>
          <table:table-cell table:style-name="ce78"/>
          <table:table-cell/>
          <table:covered-table-cell table:style-name="ce100"/>
          <table:table-cell table:number-columns-repeated="1017"/>
        </table:table-row>
        <table:table-row table:style-name="ro14">
          <table:table-cell table:style-name="ce18" office:value-type="string" table:number-columns-spanned="5" table:number-rows-spanned="1">
            <text:p>* Seuls les points supérieurs à 10 sont pris en compte 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number-columns-repeated="1019"/>
        </table:table-row>
        <table:table-row table:style-name="ro15">
          <table:table-cell table:style-name="ce19" office:value-type="string" table:number-columns-spanned="5" table:number-rows-spanned="1">
            <text:p>[eleves;block=end]</text:p>
          </table:table-cell>
          <table:covered-table-cell table:number-columns-repeated="4"/>
          <table:table-cell table:number-columns-repeated="1019"/>
        </table:table-row>
        <table:table-row table:style-name="ro16" table:number-rows-repeated="104854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Excel_BuiltIn_Print_Area_1" table:base-cell-address="$'Pro avec mdp'.$A$1" table:cell-range-address="$'Pro avec mdp'.$A$1:.$G$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35cm" fo:margin-bottom="0.499cm" fo:margin-left="0.499cm" fo:margin-right="0.61cm" style:first-page-number="continue" style:scale-to="90%" style:writing-mode="lr-tb"/>
      <style:header-style>
        <style:header-footer-properties fo:min-height="0.751cm" fo:margin-left="1.401cm" fo:margin-right="1.289cm" fo:margin-bottom="0cm"/>
      </style:header-style>
      <style:footer-style>
        <style:header-footer-properties fo:min-height="0.751cm" fo:margin-left="1.401cm" fo:margin-right="1.28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/06/2010</text:date>, <text:time>20:0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vec_20_mdp" style:display-name="PageStyle_Pro avec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1T20:01:54</dc:date>
    <meta:print-date>2010-02-02T15:56:07</meta:print-date>
    <meta:generator>OpenOffice.org/3.2$Linux OpenOffice.org_project/320m12$Build-9483</meta:generator>
    <meta:editing-duration>PT03H04M27S</meta:editing-duration>
    <meta:editing-cycles>42</meta:editing-cycles>
    <meta:document-statistic meta:table-count="1" meta:cell-count="91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